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7"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weight="bold" style:font-weight-asian="bold" style:font-weight-complex="bold"/>
    </style:style>
    <style:style style:name="P3" style:family="paragraph" style:parent-style-name="Standard">
      <style:text-properties style:font-name="Calibri" officeooo:paragraph-rsid="0000ea79"/>
    </style:style>
    <style:style style:name="P4" style:family="paragraph" style:parent-style-name="Standard">
      <style:text-properties style:font-name="Calibri" fo:font-weight="normal" officeooo:rsid="0000ea79" officeooo:paragraph-rsid="0000ea79" style:font-weight-asian="normal" style:font-weight-complex="normal"/>
    </style:style>
    <style:style style:name="P5" style:family="paragraph" style:parent-style-name="Standard">
      <style:text-properties style:font-name="Calibri" officeooo:rsid="00044668" officeooo:paragraph-rsid="00044668"/>
    </style:style>
    <style:style style:name="P6" style:family="paragraph" style:parent-style-name="Standard">
      <style:text-properties style:font-name="Calibri" officeooo:paragraph-rsid="0003d0ae"/>
    </style:style>
    <style:style style:name="P7" style:family="paragraph" style:parent-style-name="Standard">
      <style:text-properties style:font-name="Calibri" officeooo:rsid="000d1c9d" officeooo:paragraph-rsid="000d1c9d"/>
    </style:style>
    <style:style style:name="P8" style:family="paragraph" style:parent-style-name="Standard">
      <style:text-properties style:font-name="Calibri" officeooo:rsid="000f3bd1" officeooo:paragraph-rsid="000f3bd1"/>
    </style:style>
    <style:style style:name="P9" style:family="paragraph" style:parent-style-name="Standard">
      <style:text-properties style:text-position="0% 100%" style:font-name="Calibri" officeooo:rsid="000a8fb3" officeooo:paragraph-rsid="00044668"/>
    </style:style>
    <style:style style:name="P10" style:family="paragraph" style:parent-style-name="Standard">
      <style:text-properties officeooo:paragraph-rsid="00112995"/>
    </style:style>
    <style:style style:name="P11" style:family="paragraph" style:parent-style-name="Standard">
      <style:text-properties style:font-name="Calibri" officeooo:paragraph-rsid="00112995"/>
    </style:style>
    <style:style style:name="P12" style:family="paragraph" style:parent-style-name="Standard" style:list-style-name="L1">
      <style:text-properties style:font-name="Calibri" officeooo:paragraph-rsid="00112995"/>
    </style:style>
    <style:style style:name="P13" style:family="paragraph" style:parent-style-name="Standard">
      <style:text-properties style:font-name="Calibri" fo:font-weight="bold" style:font-weight-asian="bold" style:font-weight-complex="bold"/>
    </style:style>
    <style:style style:name="P14" style:family="paragraph" style:parent-style-name="Standard">
      <style:text-properties style:font-name="Calibri" fo:font-weight="bold" officeooo:rsid="0013b9d2" officeooo:paragraph-rsid="0013b9d2" style:font-weight-asian="bold" style:font-weight-complex="bold"/>
    </style:style>
    <style:style style:name="P15" style:family="paragraph" style:parent-style-name="Standard">
      <style:text-properties style:font-name="Calibri" fo:font-weight="normal" style:font-weight-asian="normal" style:font-weight-complex="normal"/>
    </style:style>
    <style:style style:name="P16" style:family="paragraph" style:parent-style-name="Standard">
      <style:text-properties style:font-name="Calibri" fo:font-weight="normal" officeooo:rsid="0013b9d2" officeooo:paragraph-rsid="0013b9d2" style:font-weight-asian="normal" style:font-weight-complex="normal"/>
    </style:style>
    <style:style style:name="P17" style:family="paragraph" style:parent-style-name="Standard" style:list-style-name="L2">
      <style:text-properties officeooo:paragraph-rsid="00157e0f"/>
    </style:style>
    <style:style style:name="P18" style:family="paragraph" style:parent-style-name="Standard" style:list-style-name="L2">
      <style:text-properties officeooo:paragraph-rsid="0015d1f2"/>
    </style:style>
    <style:style style:name="P19" style:family="paragraph" style:parent-style-name="Standard" style:list-style-name="L4"/>
    <style:style style:name="P20" style:family="paragraph" style:parent-style-name="Standard" style:list-style-name="L5"/>
    <style:style style:name="T1" style:family="text">
      <style:text-properties officeooo:rsid="0000ea79"/>
    </style:style>
    <style:style style:name="T2" style:family="text">
      <style:text-properties style:text-position="0% 100%"/>
    </style:style>
    <style:style style:name="T3" style:family="text">
      <style:text-properties style:text-position="0% 100%" officeooo:rsid="000a8fb3"/>
    </style:style>
    <style:style style:name="T4" style:family="text">
      <style:text-properties style:text-position="0% 100%" officeooo:rsid="0011f9f9"/>
    </style:style>
    <style:style style:name="T5" style:family="text">
      <style:text-properties style:text-position="0% 100%" officeooo:rsid="0012f011"/>
    </style:style>
    <style:style style:name="T6" style:family="text">
      <style:text-properties officeooo:rsid="000f03e2"/>
    </style:style>
    <style:style style:name="T7" style:family="text">
      <style:text-properties style:font-name="Calibri"/>
    </style:style>
    <style:style style:name="T8" style:family="text">
      <style:text-properties style:font-name="Calibri" officeooo:rsid="00112995"/>
    </style:style>
    <style:style style:name="T9" style:family="text">
      <style:text-properties style:font-name="Calibri" officeooo:rsid="0011f9f9"/>
    </style:style>
    <style:style style:name="T10" style:family="text">
      <style:text-properties style:font-name="Calibri" fo:font-weight="normal" style:font-weight-asian="normal" style:font-weight-complex="normal"/>
    </style:style>
    <style:style style:name="T11" style:family="text">
      <style:text-properties officeooo:rsid="0011f9f9"/>
    </style:style>
    <style:style style:name="T12" style:family="text">
      <style:text-properties style:text-position="super 58%" officeooo:rsid="0011f9f9"/>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ufgabe 1:</text:p>
      <text:p text:style-name="P14">a) machste schon Moritz machste schon schön.</text:p>
      <text:p text:style-name="P2"/>
      <text:p text:style-name="P16">b)</text:p>
      <text:p text:style-name="P15">Annahme: Es ist möglich einen korrekten BTS T1 mittels max. 2n Rotationen in einen anderen korrekten BTS T2 mit den selben Knoten zu transformieren, wobei n die Anzahl der Knoten in den Bäumen ist. Dabei müssen alle Knoten beider Bäume jederzeit die Bedingungen eines BTS im Bezug auf Ordnung der Knoten. die Anzahl der Knoten S: |S| = n</text:p>
      <text:p text:style-name="P15">D.h. jeder vollständige linksbündige BTS kann in einen degenerierten Rechten Baum Transformiert werden und jeder degenerierter Rechte Baum kann in einen vollständigen linksbündigen BTS transformiert werden.</text:p>
      <text:p text:style-name="P15">Rotationen:</text:p>
      <text:p text:style-name="P15">left rotation: pivot old parent becomes pivot new left child. old pivot left child becomes new left <text:tab/>childs new right child.</text:p>
      <text:p text:style-name="P15">right rotation: pivot old parent becomes pivot new right child. old pivot right child becomes new <text:tab/>right childs new right child.</text:p>
      <text:p text:style-name="P15"/>
      <text:p text:style-name="P15">Algorithmus von vollständigem linksbündigen BTS zu einem degeneriertem Rechts Baum:</text:p>
      <text:list xml:id="list1071976300" text:style-name="L2">
        <text:list-item>
          <text:p text:style-name="P17"><text:span text:style-name="T10">Solange es rechte Kinder im linken Unterbaum der Wurzel gibt.</text:span></text:p>
          <text:list>
            <text:list-item>
              <text:p text:style-name="P17"><text:span text:style-name="T10">Führe left rotations mit den rechten Kindern als Pivot durch. </text:span></text:p>
            </text:list-item>
          </text:list>
        </text:list-item>
        <text:list-item>
          <text:p text:style-name="P18"><text:span text:style-name="T10"><text:s/>Solange die Wurzel einen linken Unterbaum hat.</text:span></text:p>
          <text:list>
            <text:list-item>
              <text:p text:style-name="P18"><text:span text:style-name="T10">Führe right rotations mit dem linken Kind der Wurzel durch. für jedes linke Kind eine Rotation.</text:span></text:p>
            </text:list-item>
          </text:list>
        </text:list-item>
      </text:list>
      <text:p text:style-name="P15"/>
      <text:p text:style-name="P15">Anzahl der benötigten Rotationen in bestimmten Fällen.</text:p>
      <text:p text:style-name="P15">1. links degenerierter Baum: num rotations = <draw:frame draw:style-name="fr1" draw:name="Objekt17" text:anchor-type="as-char" svg:width="4.202cm" svg:height="0.467cm" draw:z-index="16"><draw:object xlink:href="./Object 17" xlink:type="simple" xlink:show="embed" xlink:actuate="onLoad"/><draw:image xlink:href="./ObjectReplacements/Object 17" xlink:type="simple" xlink:show="embed" xlink:actuate="onLoad"/></draw:frame></text:p>
      <text:p text:style-name="P15">2. Baum mit linkem Unterbaum ohne rechte Kinder und rechtem Unterbaum ohne Linke Kinder: num rotations = Anzahl Knoten im Linken Unterbaum = <draw:frame draw:style-name="fr1" draw:name="Objekt13" text:anchor-type="as-char" svg:width="1.716cm" svg:height="0.531cm" draw:z-index="12"><draw:object xlink:href="./Object 13" xlink:type="simple" xlink:show="embed" xlink:actuate="onLoad"/><draw:image xlink:href="./ObjectReplacements/Object 13" xlink:type="simple" xlink:show="embed" xlink:actuate="onLoad"/></draw:frame></text:p>
      <text:p text:style-name="P15">3. vollständiger linksbündiger BTS: num rotations = <draw:frame draw:style-name="fr1" draw:name="Objekt15" text:anchor-type="as-char" svg:width="1.986cm" svg:height="0.531cm" draw:z-index="14"><draw:object xlink:href="./Object 15" xlink:type="simple" xlink:show="embed" xlink:actuate="onLoad"/><draw:image xlink:href="./ObjectReplacements/Object 15" xlink:type="simple" xlink:show="embed" xlink:actuate="onLoad"/></draw:frame>.</text:p>
      <text:p text:style-name="P15">n: Anzahl aller Knoten, <draw:frame draw:style-name="fr1" draw:name="Objekt14" text:anchor-type="as-char" svg:width="0.753cm" svg:height="0.531cm" draw:z-index="13"><draw:object xlink:href="./Object 14" xlink:type="simple" xlink:show="embed" xlink:actuate="onLoad"/><draw:image xlink:href="./ObjectReplacements/Object 14" xlink:type="simple" xlink:show="embed" xlink:actuate="onLoad"/></draw:frame>: Anzahl aller rechten Kinder im Linken Unterbaum der Wurzel, <draw:frame draw:style-name="fr1" draw:name="Objekt16" text:anchor-type="as-char" svg:width="0.728cm" svg:height="0.531cm" draw:z-index="15"><draw:object xlink:href="./Object 16" xlink:type="simple" xlink:show="embed" xlink:actuate="onLoad"/><draw:image xlink:href="./ObjectReplacements/Object 16" xlink:type="simple" xlink:show="embed" xlink:actuate="onLoad"/></draw:frame><text:s/>Anzahl Aller Knoten im gesamten Linken Unterbaum der Wurzel.</text:p>
      <text:p text:style-name="P15"/>
      <text:p text:style-name="P15">Vorgehen um einen degenerierten Rechts/Links Baum zu vollständigem linksbündigen BTS zu transformieren:</text:p>
      <text:list xml:id="list3553581419" text:style-name="L4">
        <text:list-item>
          <text:p text:style-name="P19"><text:span text:style-name="T10">Das Vorgehen in diese Richtung, ist dasselbe, wie in die andere Richtung nur in umgekehrter Reihenfolge. Wenn es in die eine Richtung geht, dann auch in die andere. </text:span></text:p>
        </text:list-item>
        <text:list-item>
          <text:p text:style-name="P19"><text:span text:style-name="T10"><text:s/>Beginne mit einer left/right rotation je nach Art des degenerierten Baumes an der Wurzel.</text:span></text:p>
        </text:list-item>
        <text:list-item>
          <text:p text:style-name="P19"><text:span text:style-name="T10"><text:s/>Nach jeder Rotation muss der Baum in beiden Unterbäumen nicht auf Verstöße gegen die Ordnungseigenschaft von Knoten untersucht werden, da die Knoten schon in der richtigen Reihenfolge sind.</text:span></text:p>
        </text:list-item>
        <text:list-item>
          <text:p text:style-name="P19"><text:span text:style-name="T10"><text:s/>Wenn der Baum aus ungefähr zwei gleichlangen degenerierten Unterbäumen besteht, wird innerhalb der Unterbäumen mittels der Rotationen die linkbündige Vollständigkeit hergestellt.</text:span></text:p>
        </text:list-item>
      </text:list>
      <text:p text:style-name="P15"/>
      <text:p text:style-name="P15">Anzahl der benötigten Rotationen:</text:p>
      <text:list xml:id="list1280310587" text:style-name="L5">
        <text:list-item>
          <text:p text:style-name="P20"><text:span text:style-name="T10">Da in dieser Richtung nicht alle Knoten von einem in den anderen Unterbaum der Wurzel rotiert werden muss und innerhalb der einzelnen Unterbäumen ebenfalls nur einige Rotationen durchgeführt werden müssen, lässt sagen, dass auch hier nur max. n Rotationen benötigt werden. Jede Rotation bringt einen Knoten an seine Finale Position.</text:span></text:p>
        </text:list-item>
        <text:list-item>
          <text:p text:style-name="P20"><text:soft-page-break/><text:span text:style-name="T10"><text:s/>In beide Richtungen werden höchstens je n Rotationen benötigt -&gt; Die obere Grenze ist 2n.</text:span></text:p>
        </text:list-item>
      </text:list>
      <text:p text:style-name="P15"/>
      <text:p text:style-name="P15">Beispiel:</text:p>
      <text:p text:style-name="P15">T1 :<text:tab/><text:tab/><text:tab/> <text:s text:c="12"/>T2 : <text:s text:c="3"/></text:p>
      <text:p text:style-name="P15"/>
      <text:p text:style-name="P15"><text:tab/><text:tab/> <text:s text:c="3"/>50<text:tab/><text:tab/><text:tab/><text:tab/>30 <text:s/></text:p>
      <text:p text:style-name="P15"><text:s text:c="19"/>/ <text:s/>\ <text:s text:c="23"/>/ <text:s/>\</text:p>
      <text:p text:style-name="P15"><text:tab/><text:tab/> <text:s/>/ <text:s text:c="3"/>\<text:tab/> <text:s text:c="3"/><text:tab/> <text:s text:c="5"/>/ <text:s text:c="3"/>\</text:p>
      <text:p text:style-name="P15"><text:s text:c="17"/>30 <text:s text:c="3"/>70 <text:s text:c="19"/>20 <text:s text:c="3"/>40 <text:s text:c="2"/></text:p>
      <text:p text:style-name="P15"><text:tab/><text:tab/>/ <text:s/>\<text:tab/><text:tab/><text:tab/><text:tab/> <text:s text:c="4"/>\ </text:p>
      <text:p text:style-name="P15"><text:s text:c="15"/>/ <text:s text:c="3"/>\ <text:s text:c="32"/>\ </text:p>
      <text:p text:style-name="P15"><text:s text:c="14"/>20 <text:s text:c="3"/>40<text:tab/><text:tab/><text:tab/><text:tab/> <text:s text:c="6"/>50</text:p>
      <text:p text:style-name="P15"><text:tab/><text:tab/><text:tab/><text:tab/><text:tab/><text:tab/><text:tab/>\</text:p>
      <text:p text:style-name="P15"><text:tab/><text:tab/><text:tab/><text:tab/><text:tab/><text:tab/><text:tab/> \</text:p>
      <text:p text:style-name="P15"><text:tab/><text:tab/><text:tab/><text:tab/><text:tab/><text:tab/><text:tab/> 70</text:p>
      <text:p text:style-name="P15"><draw:frame draw:style-name="fr1" draw:name="Objekt12" text:anchor-type="as-char" svg:width="1.898cm" svg:height="0.467cm" draw:z-index="11"><draw:object xlink:href="./Object 12" xlink:type="simple" xlink:show="embed" xlink:actuate="onLoad"/><draw:image xlink:href="./ObjectReplacements/Object 12" xlink:type="simple" xlink:show="embed" xlink:actuate="onLoad"/></draw:frame></text:p>
      <text:p text:style-name="P15">1. left rotation pivot: 40, pivot Parent: 30</text:p>
      <text:p text:style-name="P15"><text:tab/>30</text:p>
      <text:p text:style-name="P15"><text:s text:c="7"/>/ <text:s/>\</text:p>
      <text:p text:style-name="P15"><text:s text:c="6"/>20 <text:s text:c="2"/>40</text:p>
      <text:p text:style-name="P15"><text:s text:c="12"/>\</text:p>
      <text:p text:style-name="P15"><text:s text:c="13"/>50</text:p>
      <text:p text:style-name="P15"><text:tab/> <text:s text:c="5"/>\</text:p>
      <text:p text:style-name="P15"><text:tab/> <text:s text:c="5"/>70</text:p>
      <text:p text:style-name="P15"/>
      <text:p text:style-name="P15"><text:tab/>40</text:p>
      <text:p text:style-name="P15"><text:s text:c="7"/>/ <text:s/>\</text:p>
      <text:p text:style-name="P15"><text:s text:c="6"/>30 <text:s text:c="2"/>50 </text:p>
      <text:p text:style-name="P15"><text:s text:c="5"/>/ <text:s text:c="6"/>\</text:p>
      <text:p text:style-name="P15"><text:s text:c="4"/>20 <text:s text:c="7"/>70</text:p>
      <text:p text:style-name="P15"/>
      <text:p text:style-name="P15">2. left rotation pivot: 50, pivot Parent: 40</text:p>
      <text:p text:style-name="P15"><text:tab/>50</text:p>
      <text:p text:style-name="P15"><text:s text:c="7"/>/ <text:s/>\</text:p>
      <text:p text:style-name="P15"><text:s text:c="6"/>40 <text:s text:c="2"/>70 </text:p>
      <text:p text:style-name="P15"><text:s text:c="5"/>/ <text:s text:c="2"/></text:p>
      <text:p text:style-name="P15"><text:s text:c="4"/>30 <text:s text:c="5"/></text:p>
      <text:p text:style-name="P15"><text:s text:c="3"/>/</text:p>
      <text:p text:style-name="P15"><text:s text:c="2"/>20</text:p>
      <text:p text:style-name="P15"/>
      <text:p text:style-name="P15">3. right rotation pivot: 30, pivot Parent: 40</text:p>
      <text:p text:style-name="P15"><text:s text:c="9"/>50</text:p>
      <text:p text:style-name="P15"><text:s text:c="7"/>/ <text:s text:c="5"/>\</text:p>
      <text:p text:style-name="P15"><text:s text:c="5"/>30 <text:s text:c="5"/>70 </text:p>
      <text:p text:style-name="P15"><text:s text:c="5"/>/ <text:s/>\ <text:s text:c="2"/></text:p>
      <text:p text:style-name="P15"><text:s text:c="4"/>20 <text:s/>40 <text:s text:c="2"/></text:p>
      <text:p text:style-name="P15"/>
      <text:p text:style-name="P15">Um T2 in T1 umzuwandeln werden 3 Rotationen benötigt.</text:p>
      <text:p text:style-name="P2"><text:soft-page-break/>Aufgabe 2 Geordnete W<text:span text:style-name="T1">ö</text:span>rterbucher und Sortieren </text:p>
      <text:p text:style-name="P1">(a) Zeigen Sie: Wenn eine Implementierung des abstrakten Datentypen geordnetes</text:p>
      <text:p text:style-name="P1">W<text:span text:style-name="T1">ö</text:span>rterbuch zur Verfugung steht, dann kann man diese verwenden, um eine ¨</text:p>
      <text:p text:style-name="P1">gegebene Folge von n Elementen aus einer geordneten Menge zu sortieren.</text:p>
      <text:p text:style-name="P1">(b) Aus “Konzepte der Programmierung” kennen Sie eine untere Schranke f<text:span text:style-name="T1">ü</text:span>r ¨</text:p>
      <text:p text:style-name="P1">vergleichsbasiertes Sortieren. Wie lautet diese?</text:p>
      <text:p text:style-name="P1">(c) Kombinieren Sie (a) und (b), um die untere Schranke f<text:span text:style-name="T1">ü</text:span>r vergleichsbasiertes ¨</text:p>
      <text:p text:style-name="P3">Sortieren auf geordnete W<text:span text:style-name="T1">ö</text:span>rterbucher zu <text:span text:style-name="T1">ü</text:span>bertragen. Was folgt daraus <text:span text:style-name="T1">ü</text:span>ber </text:p>
      <text:p text:style-name="P1">bin<text:span text:style-name="T1">ä</text:span>re Suchb<text:span text:style-name="T1">ä</text:span>ume?</text:p>
      <text:p text:style-name="P1"/>
      <text:p text:style-name="P8">a)</text:p>
      <text:p text:style-name="P11">Schritte zum sortieren einer Mengen n Elementen mittels eines geordeneten Wörterbuch anhand eines Binären Suchbaumes. </text:p>
      <text:p text:style-name="P11">1. Angenommen es ist eine Folge von n Elementen gegeben und der Baum wurde vollständig und richtig implementiert, dann stehen folgende Methoden zur Verfügung: </text:p>
      <text:list xml:id="list694653164" text:style-name="L1">
        <text:list-item>
          <text:p text:style-name="P12">insert (füge Element an der richtigen Stelle im Baum ein)</text:p>
        </text:list-item>
        <text:list-item>
          <text:p text:style-name="P12">delete (lösche einen Knoten mit dem gegebenen Wert) </text:p>
        </text:list-item>
        <text:list-item>
          <text:p text:style-name="P12">search (Suche einen gegebenen Knoten im Suchbaum) </text:p>
        </text:list-item>
        <text:list-item>
          <text:p text:style-name="P12">find min/max (speziallisierung von search um das kleinste bzw. größte Element/knoten im Baum zu finden.) </text:p>
        </text:list-item>
      </text:list>
      <text:p text:style-name="P11">2. erzeuge eine neue und leere Suchbaum Instanz.</text:p>
      <text:p text:style-name="P11">3. laufe mittels for-Schleife über die Folge/Liste aus Elementen und füge alle in den Baum ein.</text:p>
      <text:p text:style-name="P11">4.1. erstelle eine leere Liste.</text:p>
      <text:p text:style-name="P10"><text:span text:style-name="T7">4.2. mittels einer zweiten Schleife wird n-mal der kleinste Wert innerhalb des Baumes gesucht, </text:span><text:span text:style-name="T9">aus dem Baum entfernt, um die Eigenschaften des BTS zu erhalten, somit wird dieser Knoten ebenfalls nicht mehrmals gesucht.</text:span><text:span text:style-name="T7"> </text:span><text:span text:style-name="T9">Das Element am entfernten Knoten wird dann</text:span><text:span text:style-name="T7"> an die Liste angehängt (append).</text:span></text:p>
      <text:p text:style-name="P10"><text:span text:style-name="T7">5. Nach Ablauf der Schleife enthält die Liste dann alle Elemente in sortierter Reihenfolge mit dem kleinsten am Index 0 und das größte am Index n-1. → Folge/Liste wurde nur mittels der implementierten Datenstruktur sortiert. </text:span><text:a xlink:type="simple" xlink:href="https://www.programiz.com/dsa/binary-search-tree" text:style-name="Internet_20_link" text:visited-style-name="Visited_20_Internet_20_Link"><text:span text:style-name="T8">Quelle</text:span></text:a></text:p>
      <text:p text:style-name="P1"/>
      <text:p text:style-name="P1">b) <text:span text:style-name="T6">Quelle: Skript Konzepte der Programmierung:</text:span></text:p>
      <text:p text:style-name="P1">Es gibt Lower Bounds (untere Schranken):</text:p>
      <text:p text:style-name="P1"><text:tab/><text:span text:style-name="T6">Diese</text:span> <text:span text:style-name="T6">z</text:span>eigen, dass ein Problem NICHT schneller gelöst werden kann.</text:p>
      <text:p text:style-name="P1"><text:tab/>Beispiel: Vergleichs basiertes Sortieren kann nicht schneller als O(n log (n)) sein.</text:p>
      <text:p text:style-name="P1"/>
      <text:p text:style-name="P1">c) </text:p>
      <text:p text:style-name="P1">Aus b 4.2 geht hervor, dass n-mal eine Operation mit einer von O(log(n)) (search) durchgeführt wurde. Daraus folgt, dass ein Binärer Suchbaum eine Laufzeit von O(n*log(n)) hat, um eine Liste von n Elementen zu sortieren, was der unteren Schranke des vergleichsbasierten Sortieren entspricht. Binäre Suchbäume sind daher genau so gut geeignet Elemente zu sortieren wie zum Beispiel der Mergesort welcher ebenfalls im best-case eine Laufzeit von O(n*log(n)) hat und stabil ist. <text:span text:style-name="T11">Allerdings kann kann ein BTS im worst-case zu O(</text:span><text:span text:style-name="T4">n</text:span><text:span text:style-name="T12">2</text:span><text:span text:style-name="T4">) degenerieren „unbalanced BTS“, wenn Rotationen nicht mit implementiert werden „left-rotation“ und „right-rotation“.</text:span><text:span text:style-name="T11"> </text:span></text:p>
      <text:p text:style-name="P1"/>
      <text:p text:style-name="P2">Aufgabe 3 Manipulation elementarer Funktionen </text:p>
      <text:p text:style-name="P4"><text:a xlink:type="simple" xlink:href="https://www.mathebibel.de/logarithmusgesetze" text:style-name="Internet_20_link" text:visited-style-name="Visited_20_Internet_20_Link">Logarithmus gesetzte von: </text:a></text:p>
      <text:p text:style-name="P1">Finden Sie Paare von <text:span text:style-name="T1">ä</text:span>quivalenten Termen und formen Sie diese schrittweise ineinander um. Geben Sie die verwendeten Regeln an.</text:p>
      <text:p text:style-name="P1"><text:soft-page-break/><draw:frame draw:style-name="fr2" draw:name="Objekt1" text:anchor-type="as-char" svg:width="5.551cm" svg:height="0.557cm" draw:z-index="0"><draw:object xlink:href="./Object 1" xlink:type="simple" xlink:show="embed" xlink:actuate="onLoad"/><draw:image xlink:href="./ObjectReplacements/Object 1" xlink:type="simple" xlink:show="embed" xlink:actuate="onLoad"/></draw:frame></text:p>
      <text:p text:style-name="P1"><draw:frame draw:style-name="fr2" draw:name="Objekt2" text:anchor-type="as-char" svg:width="9.255cm" svg:height="0.557cm" draw:z-index="1"><draw:object xlink:href="./Object 2" xlink:type="simple" xlink:show="embed" xlink:actuate="onLoad"/><draw:image xlink:href="./ObjectReplacements/Object 2" xlink:type="simple" xlink:show="embed" xlink:actuate="onLoad"/></draw:frame></text:p>
      <text:p text:style-name="P1"><draw:frame draw:style-name="fr2" draw:name="Objekt3" text:anchor-type="as-char" svg:width="9.606cm" svg:height="0.506cm" draw:z-index="2"><draw:object xlink:href="./Object 3" xlink:type="simple" xlink:show="embed" xlink:actuate="onLoad"/><draw:image xlink:href="./ObjectReplacements/Object 3" xlink:type="simple" xlink:show="embed" xlink:actuate="onLoad"/></draw:frame></text:p>
      <text:p text:style-name="P1"/>
      <text:p text:style-name="P1"><draw:frame draw:style-name="fr2" draw:name="Objekt4" text:anchor-type="as-char" svg:width="2.113cm" svg:height="1.215cm" draw:z-index="3"><draw:object xlink:href="./Object 4" xlink:type="simple" xlink:show="embed" xlink:actuate="onLoad"/><draw:image xlink:href="./ObjectReplacements/Object 4" xlink:type="simple" xlink:show="embed" xlink:actuate="onLoad"/><svg:desc>Formel</svg:desc></draw:frame></text:p>
      <text:p text:style-name="P5"><draw:frame draw:style-name="fr2" draw:name="Objekt7" text:anchor-type="as-char" svg:width="5.173cm" svg:height="1.215cm" draw:z-index="4"><draw:object xlink:href="./Object 7" xlink:type="simple" xlink:show="embed" xlink:actuate="onLoad"/><draw:image xlink:href="./ObjectReplacements/Object 7" xlink:type="simple" xlink:show="embed" xlink:actuate="onLoad"/></draw:frame></text:p>
      <text:p text:style-name="P5"><draw:frame draw:style-name="fr2" draw:name="Objekt8" text:anchor-type="as-char" svg:width="5.36cm" svg:height="1.215cm" draw:z-index="5"><draw:object xlink:href="./Object 8" xlink:type="simple" xlink:show="embed" xlink:actuate="onLoad"/><draw:image xlink:href="./ObjectReplacements/Object 8" xlink:type="simple" xlink:show="embed" xlink:actuate="onLoad"/><svg:desc>Formel</svg:desc></draw:frame></text:p>
      <text:p text:style-name="P5"/>
      <text:p text:style-name="P5"><draw:frame draw:style-name="fr2" draw:name="Objekt5" text:anchor-type="as-char" svg:width="3.794cm" svg:height="0.598cm" draw:z-index="6"><draw:object xlink:href="./Object 5" xlink:type="simple" xlink:show="embed" xlink:actuate="onLoad"/><draw:image xlink:href="./ObjectReplacements/Object 5" xlink:type="simple" xlink:show="embed" xlink:actuate="onLoad"/></draw:frame></text:p>
      <text:p text:style-name="P5"><draw:frame draw:style-name="fr2" draw:name="Objekt6" text:anchor-type="as-char" svg:width="6.145cm" svg:height="0.54cm" draw:z-index="7"><draw:object xlink:href="./Object 6" xlink:type="simple" xlink:show="embed" xlink:actuate="onLoad"/><draw:image xlink:href="./ObjectReplacements/Object 6" xlink:type="simple" xlink:show="embed" xlink:actuate="onLoad"/></draw:frame></text:p>
      <text:p text:style-name="P9"><draw:frame draw:style-name="fr2" draw:name="Objekt9" text:anchor-type="as-char" svg:width="5.921cm" svg:height="1.141cm" draw:z-index="8"><draw:object xlink:href="./Object 9" xlink:type="simple" xlink:show="embed" xlink:actuate="onLoad"/><draw:image xlink:href="./ObjectReplacements/Object 9" xlink:type="simple" xlink:show="embed" xlink:actuate="onLoad"/><svg:desc>Formel</svg:desc></draw:frame></text:p>
      <text:p text:style-name="P9"><draw:frame draw:style-name="fr2" draw:name="Objekt10" text:anchor-type="as-char" svg:width="3.076cm" svg:height="0.54cm" draw:z-index="9"><draw:object xlink:href="./Object 10" xlink:type="simple" xlink:show="embed" xlink:actuate="onLoad"/><draw:image xlink:href="./ObjectReplacements/Object 10" xlink:type="simple" xlink:show="embed" xlink:actuate="onLoad"/></draw:frame></text:p>
      <text:p text:style-name="P9"/>
      <text:p text:style-name="P7"><text:span text:style-name="T5">Die</text:span><text:span text:style-name="T3"> l</text:span><text:span text:style-name="T2">e</text:span><text:span text:style-name="T5">tzten</text:span><text:span text:style-name="T2"> beiden </text:span><text:span text:style-name="T5">Terme: </text:span><text:span text:style-name="T5"><draw:frame draw:style-name="fr2" draw:name="Objekt11" text:anchor-type="as-char" svg:width="2.577cm" svg:height="0.564cm" draw:z-index="10"><draw:object xlink:href="./Object 11" xlink:type="simple" xlink:show="embed" xlink:actuate="onLoad"/><draw:image xlink:href="./ObjectReplacements/Object 11" xlink:type="simple" xlink:show="embed" xlink:actuate="onLoad"/></draw:frame></text:span><text:span text:style-name="T2"><text:s/>sind nicht äquivalent. </text:span><text:span text:style-name="T5">Und somit gibt es keine weiteren Paare.</text:span></text:p>
      <text:p text:style-name="P9"/>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4-25T19:17:00.554000000</dc:date>
    <meta:editing-duration>PT1H13M41S</meta:editing-duration>
    <meta:editing-cycles>16</meta:editing-cycles>
    <meta:generator>LibreOffice/7.1.3.2$Windows_X86_64 LibreOffice_project/47f78053abe362b9384784d31a6e56f8511eb1c1</meta:generator>
    <meta:document-statistic meta:table-count="0" meta:image-count="0" meta:object-count="17" meta:page-count="4" meta:paragraph-count="108" meta:word-count="984" meta:character-count="6586" meta:non-whitespace-character-count="5248"/>
  </office:meta>
</office:document-meta>
</file>

<file path=Object 1/content.xml><?xml version="1.0" encoding="utf-8"?>
<math xmlns="http://www.w3.org/1998/Math/MathML" display="block">
  <semantics>
    <mrow>
      <mi>n</mi>
      <mrow>
        <mrow>
          <mo fence="true" form="prefix" stretchy="false">(</mo>
          <mrow>
            <mrow>
              <mi>log</mi>
              <mrow>
                <mrow>
                  <mo fence="true" form="prefix" stretchy="false">(</mo>
                  <mrow>
                    <mi>a</mi>
                  </mrow>
                  <mo fence="true" form="postfix" stretchy="false">)</mo>
                </mrow>
                <mo stretchy="false">+</mo>
                <mi>log</mi>
              </mrow>
              <mrow>
                <mo fence="true" form="prefix" stretchy="false">(</mo>
                <mrow>
                  <mi>b</mi>
                </mrow>
                <mo fence="true" form="postfix" stretchy="false">)</mo>
              </mrow>
            </mrow>
          </mrow>
          <mo fence="true" form="postfix" stretchy="false">)</mo>
        </mrow>
        <mo stretchy="false">≡</mo>
        <mi>log</mi>
      </mrow>
      <mrow>
        <mo fence="true" form="prefix" stretchy="false">(</mo>
        <mrow>
          <mrow>
            <msup>
              <mi>a</mi>
              <mi>n</mi>
            </msup>
            <mo stretchy="false">∗</mo>
            <msup>
              <mi>b</mi>
              <mi>n</mi>
            </msup>
          </mrow>
        </mrow>
        <mo fence="true" form="postfix" stretchy="false">)</mo>
      </mrow>
    </mrow>
    <annotation encoding="StarMath 5.0">n(log(a) + log(b)) equiv log(a^n*b^n)</annotation>
  </semantics>
</math>
</file>

<file path=Object 10/content.xml><?xml version="1.0" encoding="utf-8"?>
<math xmlns="http://www.w3.org/1998/Math/MathML" display="block">
  <semantics>
    <mrow>
      <msub>
        <mi>log</mi>
        <mi>b</mi>
      </msub>
      <mrow>
        <mrow>
          <mo fence="true" form="prefix" stretchy="false">(</mo>
          <mrow>
            <mi>n</mi>
          </mrow>
          <mo fence="true" form="postfix" stretchy="false">)</mo>
        </mrow>
        <mo stretchy="false">≡</mo>
        <msub>
          <mi>log</mi>
          <mi>b</mi>
        </msub>
      </mrow>
      <mrow>
        <mo fence="true" form="prefix" stretchy="false">(</mo>
        <mrow>
          <mi>n</mi>
        </mrow>
        <mo fence="true" form="postfix" stretchy="false">)</mo>
      </mrow>
    </mrow>
    <annotation encoding="StarMath 5.0">log_b(n) equiv log_b( n )</annotation>
  </semantics>
</math>
</file>

<file path=Object 11/content.xml><?xml version="1.0" encoding="utf-8"?>
<math xmlns="http://www.w3.org/1998/Math/MathML" display="block">
  <semantics>
    <mrow>
      <msup>
        <mi>b</mi>
        <mrow>
          <mrow>
            <mi>n</mi>
            <mo stretchy="false">∗</mo>
            <mi>log</mi>
          </mrow>
          <mrow>
            <mo fence="true" form="prefix" stretchy="false">(</mo>
            <mrow>
              <mi>a</mi>
            </mrow>
            <mo fence="true" form="postfix" stretchy="false">)</mo>
          </mrow>
        </mrow>
      </msup>
      <mi>,</mi>
      <msup>
        <mi>a</mi>
        <mrow>
          <mi>log</mi>
          <mrow>
            <mo fence="true" form="prefix" stretchy="false">(</mo>
            <mrow>
              <msup>
                <mi>b</mi>
                <mi>n</mi>
              </msup>
            </mrow>
            <mo fence="true" form="postfix" stretchy="false">)</mo>
          </mrow>
        </mrow>
      </msup>
    </mrow>
    <annotation encoding="StarMath 5.0">b^{n*log( a )}, a^{ log(b^n) }</annotation>
  </semantics>
</math>
</file>

<file path=Object 12/content.xml><?xml version="1.0" encoding="utf-8"?>
<math xmlns="http://www.w3.org/1998/Math/MathML" display="block">
  <semantics>
    <mrow>
      <mi>T</mi>
      <mn>2</mn>
      <mo stretchy="false">⇔</mo>
      <mi>T</mi>
      <mn>1</mn>
      <mi mathvariant="normal">:</mi>
    </mrow>
    <annotation encoding="StarMath 5.0">T2 dlrarrow T1:</annotation>
  </semantics>
</math>
</file>

<file path=Object 13/content.xml><?xml version="1.0" encoding="utf-8"?>
<math xmlns="http://www.w3.org/1998/Math/MathML" display="block">
  <semantics>
    <mrow>
      <mrow>
        <mi>n</mi>
        <mo stretchy="false">−</mo>
        <msub>
          <mi>n</mi>
          <mi mathvariant="italic">tl</mi>
        </msub>
      </mrow>
      <mo stretchy="false">≤</mo>
      <mi>n</mi>
    </mrow>
    <annotation encoding="StarMath 5.0">n - n_tl &lt;= n</annotation>
  </semantics>
</math>
</file>

<file path=Object 14/content.xml><?xml version="1.0" encoding="utf-8"?>
<math xmlns="http://www.w3.org/1998/Math/MathML" display="block">
  <semantics>
    <msub>
      <mi mathvariant="italic">nr</mi>
      <mi mathvariant="italic">tl</mi>
    </msub>
    <annotation encoding="StarMath 5.0">nr_tl</annotation>
  </semantics>
</math>
</file>

<file path=Object 15/content.xml><?xml version="1.0" encoding="utf-8"?>
<math xmlns="http://www.w3.org/1998/Math/MathML" display="block">
  <semantics>
    <mrow>
      <mi>n</mi>
      <mo stretchy="false">−</mo>
      <msub>
        <mi mathvariant="italic">nr</mi>
        <mi mathvariant="italic">tl</mi>
      </msub>
      <mo stretchy="false">+</mo>
      <msub>
        <mi>n</mi>
        <mi mathvariant="italic">tl</mi>
      </msub>
    </mrow>
    <annotation encoding="StarMath 5.0">n - nr_tl + n_tl</annotation>
  </semantics>
</math>
</file>

<file path=Object 16/content.xml><?xml version="1.0" encoding="utf-8"?>
<math xmlns="http://www.w3.org/1998/Math/MathML" display="block">
  <semantics>
    <mrow>
      <msub>
        <mi>n</mi>
        <mi mathvariant="italic">tl</mi>
      </msub>
      <mi mathvariant="normal">:</mi>
    </mrow>
    <annotation encoding="StarMath 5.0">n_tl:</annotation>
  </semantics>
</math>
</file>

<file path=Object 17/content.xml><?xml version="1.0" encoding="utf-8"?>
<math xmlns="http://www.w3.org/1998/Math/MathML" display="block">
  <semantics>
    <mrow>
      <mi mathvariant="italic">Alle</mi>
      <mi mathvariant="italic">Knoten</mi>
      <mi mathvariant="normal">ℑ</mi>
      <mrow>
        <mi mathvariant="italic">Baum</mi>
        <mo stretchy="false">≤</mo>
        <mi>n</mi>
      </mrow>
    </mrow>
    <annotation encoding="StarMath 5.0">Alle Knoten im Baum &lt;= n</annotation>
  </semantics>
</math>
</file>

<file path=Object 2/content.xml><?xml version="1.0" encoding="utf-8"?>
<math xmlns="http://www.w3.org/1998/Math/MathML" display="block">
  <semantics>
    <mrow>
      <mn>1.</mn>
      <mi mathvariant="italic">Produktregel</mi>
      <mi mathvariant="normal">:</mi>
      <mi>n</mi>
      <mrow>
        <mrow>
          <mo fence="true" form="prefix" stretchy="false">(</mo>
          <mrow>
            <mrow>
              <mi>log</mi>
              <mrow>
                <mrow>
                  <mo fence="true" form="prefix" stretchy="false">(</mo>
                  <mrow>
                    <mi>a</mi>
                  </mrow>
                  <mo fence="true" form="postfix" stretchy="false">)</mo>
                </mrow>
                <mo stretchy="false">+</mo>
                <mi>log</mi>
              </mrow>
              <mrow>
                <mo fence="true" form="prefix" stretchy="false">(</mo>
                <mrow>
                  <mi>b</mi>
                </mrow>
                <mo fence="true" form="postfix" stretchy="false">)</mo>
              </mrow>
            </mrow>
          </mrow>
          <mo fence="true" form="postfix" stretchy="false">)</mo>
        </mrow>
        <mo stretchy="false">≡</mo>
        <mi>log</mi>
      </mrow>
      <mrow>
        <mrow>
          <mo fence="true" form="prefix" stretchy="false">(</mo>
          <mrow>
            <msup>
              <mi>a</mi>
              <mi>n</mi>
            </msup>
          </mrow>
          <mo fence="true" form="postfix" stretchy="false">)</mo>
        </mrow>
        <mo stretchy="false">+</mo>
        <mi>log</mi>
      </mrow>
      <mrow>
        <mo fence="true" form="prefix" stretchy="false">(</mo>
        <mrow>
          <msup>
            <mi>b</mi>
            <mi>n</mi>
          </msup>
        </mrow>
        <mo fence="true" form="postfix" stretchy="false">)</mo>
      </mrow>
    </mrow>
    <annotation encoding="StarMath 5.0">1. Produktregel: n(log(a) + log(b)) equiv log(a^n) + log(b^n)</annotation>
  </semantics>
</math>
</file>

<file path=Object 3/content.xml><?xml version="1.0" encoding="utf-8"?>
<math xmlns="http://www.w3.org/1998/Math/MathML" display="block">
  <semantics>
    <mrow>
      <mn>2.</mn>
      <mi mathvariant="italic">Potenzregel</mi>
      <mn>1</mn>
      <mi mathvariant="normal">:</mi>
      <mi>n</mi>
      <mrow>
        <mrow>
          <mo fence="true" form="prefix" stretchy="false">(</mo>
          <mrow>
            <mrow>
              <mi>log</mi>
              <mrow>
                <mrow>
                  <mo fence="true" form="prefix" stretchy="false">(</mo>
                  <mrow>
                    <mi>a</mi>
                  </mrow>
                  <mo fence="true" form="postfix" stretchy="false">)</mo>
                </mrow>
                <mo stretchy="false">+</mo>
                <mi>log</mi>
              </mrow>
              <mrow>
                <mo fence="true" form="prefix" stretchy="false">(</mo>
                <mrow>
                  <mi>b</mi>
                </mrow>
                <mo fence="true" form="postfix" stretchy="false">)</mo>
              </mrow>
            </mrow>
          </mrow>
          <mo fence="true" form="postfix" stretchy="false">)</mo>
        </mrow>
        <mo stretchy="false">≡</mo>
        <mi>n</mi>
      </mrow>
      <mrow>
        <mo fence="true" form="prefix" stretchy="false">(</mo>
        <mrow>
          <mrow>
            <mi>log</mi>
            <mrow>
              <mrow>
                <mo fence="true" form="prefix" stretchy="false">(</mo>
                <mrow>
                  <mi>a</mi>
                </mrow>
                <mo fence="true" form="postfix" stretchy="false">)</mo>
              </mrow>
              <mo stretchy="false">+</mo>
              <mi>log</mi>
            </mrow>
            <mrow>
              <mo fence="true" form="prefix" stretchy="false">(</mo>
              <mrow>
                <mi>b</mi>
              </mrow>
              <mo fence="true" form="postfix" stretchy="false">)</mo>
            </mrow>
          </mrow>
        </mrow>
        <mo fence="true" form="postfix" stretchy="false">)</mo>
      </mrow>
    </mrow>
    <annotation encoding="StarMath 5.0">2. Potenzregel 1: n(log(a) + log(b)) equiv n(log(a) + log(b))</annotation>
  </semantics>
</math>
</file>

<file path=Object 4/content.xml><?xml version="1.0" encoding="utf-8"?>
<math xmlns="http://www.w3.org/1998/Math/MathML" display="block">
  <semantics>
    <mrow>
      <msup>
        <mi>a</mi>
        <mfrac>
          <mrow>
            <mi>n</mi>
            <mo stretchy="false">−</mo>
            <mi>m</mi>
          </mrow>
          <mi>b</mi>
        </mfrac>
      </msup>
      <mo stretchy="false">≡</mo>
      <mroot>
        <mfrac>
          <msup>
            <mi>a</mi>
            <mi>n</mi>
          </msup>
          <msup>
            <mi>a</mi>
            <mi>m</mi>
          </msup>
        </mfrac>
        <mi>b</mi>
      </mroot>
    </mrow>
    <annotation encoding="StarMath 5.0">a^{{ n-m } over { b }} equiv nroot{b}{ {a^n} over {a^m} } </annotation>
  </semantics>
</math>
</file>

<file path=Object 5/content.xml><?xml version="1.0" encoding="utf-8"?>
<math xmlns="http://www.w3.org/1998/Math/MathML" display="block">
  <semantics>
    <mrow>
      <msub>
        <mi>log</mi>
        <mi>a</mi>
      </msub>
      <mrow>
        <mrow>
          <mo fence="true" form="prefix" stretchy="false">(</mo>
          <mrow>
            <msup>
              <mi>n</mi>
              <mrow>
                <msub>
                  <mi>log</mi>
                  <mi>b</mi>
                </msub>
                <mo stretchy="false">∗</mo>
                <mi>a</mi>
              </mrow>
            </msup>
          </mrow>
          <mo fence="true" form="postfix" stretchy="false">)</mo>
        </mrow>
        <mo stretchy="false">≡</mo>
        <msub>
          <mi>log</mi>
          <mi>b</mi>
        </msub>
      </mrow>
      <mrow>
        <mo fence="true" form="prefix" stretchy="false">(</mo>
        <mrow>
          <mi>n</mi>
        </mrow>
        <mo fence="true" form="postfix" stretchy="false">)</mo>
      </mrow>
    </mrow>
    <annotation encoding="StarMath 5.0">log_a( n^{log_b *a} ) equiv log_b( n )</annotation>
  </semantics>
</math>
</file>

<file path=Object 6/content.xml><?xml version="1.0" encoding="utf-8"?>
<math xmlns="http://www.w3.org/1998/Math/MathML" display="block">
  <semantics>
    <mrow>
      <mn>1.</mn>
      <mi mathvariant="italic">Potenzregel</mi>
      <mn>1</mn>
      <mi mathvariant="normal">:</mi>
      <mrow>
        <mrow>
          <mo fence="true" form="prefix" stretchy="false">(</mo>
          <mrow>
            <mrow>
              <msub>
                <mi>log</mi>
                <mi>b</mi>
              </msub>
              <mrow>
                <mo fence="true" form="prefix" stretchy="false">(</mo>
                <mrow>
                  <mi>a</mi>
                </mrow>
                <mo fence="true" form="postfix" stretchy="false">)</mo>
              </mrow>
            </mrow>
          </mrow>
          <mo fence="true" form="postfix" stretchy="false">)</mo>
        </mrow>
        <mo stretchy="false">∗</mo>
        <msub>
          <mi>log</mi>
          <mi>a</mi>
        </msub>
      </mrow>
      <mrow>
        <mo fence="true" form="prefix" stretchy="false">(</mo>
        <mrow>
          <mi>n</mi>
        </mrow>
        <mo fence="true" form="postfix" stretchy="false">)</mo>
      </mrow>
    </mrow>
    <annotation encoding="StarMath 5.0">1. Potenzregel 1: (log_b (a))*log_a( n )</annotation>
  </semantics>
</math>
</file>

<file path=Object 7/content.xml><?xml version="1.0" encoding="utf-8"?>
<math xmlns="http://www.w3.org/1998/Math/MathML" display="block">
  <semantics>
    <mrow>
      <mn>1.</mn>
      <mi mathvariant="italic">Potenzregel</mi>
      <mn>2</mn>
      <mi mathvariant="normal">:</mi>
      <mrow>
        <mroot>
          <msup>
            <mi>a</mi>
            <mrow>
              <mi>n</mi>
              <mo stretchy="false">−</mo>
              <mi>m</mi>
            </mrow>
          </msup>
          <mi>b</mi>
        </mroot>
        <mo stretchy="false">≡</mo>
        <mroot>
          <mfrac>
            <msup>
              <mi>a</mi>
              <mi>n</mi>
            </msup>
            <msup>
              <mi>a</mi>
              <mi>m</mi>
            </msup>
          </mfrac>
          <mi>b</mi>
        </mroot>
      </mrow>
    </mrow>
    <annotation encoding="StarMath 5.0">1. Potenzregel 2: nroot{b}{a^{n-m}} equiv nroot{b}{ {a^n} over {a^m} } </annotation>
  </semantics>
</math>
</file>

<file path=Object 8/content.xml><?xml version="1.0" encoding="utf-8"?>
<math xmlns="http://www.w3.org/1998/Math/MathML" display="block">
  <semantics>
    <mrow>
      <mn>1.</mn>
      <mi mathvariant="italic">Quotientenregel</mi>
      <mi mathvariant="normal">:</mi>
      <mrow>
        <mroot>
          <mfrac>
            <msup>
              <mi>a</mi>
              <mi>n</mi>
            </msup>
            <msup>
              <mi>a</mi>
              <mi>m</mi>
            </msup>
          </mfrac>
          <mi>b</mi>
        </mroot>
        <mo stretchy="false">≡</mo>
        <mroot>
          <mfrac>
            <msup>
              <mi>a</mi>
              <mi>n</mi>
            </msup>
            <msup>
              <mi>a</mi>
              <mi>m</mi>
            </msup>
          </mfrac>
          <mi>b</mi>
        </mroot>
      </mrow>
    </mrow>
    <annotation encoding="StarMath 5.0">1. Quotientenregel: nroot{b}{a^{n} over {a^m}} equiv nroot{b}{ {a^n} over {a^m} } </annotation>
  </semantics>
</math>
</file>

<file path=Object 9/content.xml><?xml version="1.0" encoding="utf-8"?>
<math xmlns="http://www.w3.org/1998/Math/MathML" display="block">
  <semantics>
    <mrow>
      <mn>2.</mn>
      <mi mathvariant="italic">Basiswechsel</mi>
      <mi mathvariant="normal">:</mi>
      <msub>
        <mi>log</mi>
        <mi>b</mi>
      </msub>
      <mrow>
        <mrow>
          <mo fence="true" form="prefix" stretchy="false">(</mo>
          <mrow>
            <mi>a</mi>
          </mrow>
          <mo fence="true" form="postfix" stretchy="false">)</mo>
        </mrow>
        <mo stretchy="false">∗</mo>
        <mfrac>
          <mrow>
            <msub>
              <mi>log</mi>
              <mi>b</mi>
            </msub>
            <mrow>
              <mo fence="true" form="prefix" stretchy="false">(</mo>
              <mrow>
                <mi>n</mi>
              </mrow>
              <mo fence="true" form="postfix" stretchy="false">)</mo>
            </mrow>
          </mrow>
          <mrow>
            <msub>
              <mi>log</mi>
              <mi>b</mi>
            </msub>
            <mrow>
              <mo fence="true" form="prefix" stretchy="false">(</mo>
              <mrow>
                <mi>a</mi>
              </mrow>
              <mo fence="true" form="postfix" stretchy="false">)</mo>
            </mrow>
          </mrow>
        </mfrac>
      </mrow>
    </mrow>
    <annotation encoding="StarMath 5.0">2.Basiswechsel: log_b(a) * frac {log_b(n)} {log_b(a)} </annotation>
  </semantics>
</math>
</file>